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94.99pt"/>
    </style:style>
    <style:style style:name="co3" style:family="table-column">
      <style:table-column-properties fo:break-before="auto" style:column-width="150.2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level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1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experience needed</text:p>
          </table:table-cell>
          <table:table-cell office:value-type="string" calcext:value-type="string">
            <text:p>multiplier</text:p>
          </table:table-cell>
          <table:table-cell table:style-name="Default" office:value-type="string" calcext:value-type="string">
            <text:p>total exper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kill poin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formula="of:=[.A2]+1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E2]+([.A2]+20)" office:value-type="float" office:value="71" calcext:value-type="float">
            <text:p>71</text:p>
          </table:table-cell>
          <table:table-cell table:formula="of:=[.F2]+1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formula="of:=[.A3]+1" office:value-type="float" office:value="3" calcext:value-type="float">
            <text:p>3</text:p>
          </table:table-cell>
          <table:table-cell table:formula="of:=INT([.B3]*[.C4])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formula="of:=[.D3]+[.B4]" office:value-type="float" office:value="400" calcext:value-type="float">
            <text:p>400</text:p>
          </table:table-cell>
          <table:table-cell table:formula="of:=[.E3]+([.A3]+20)" office:value-type="float" office:value="93" calcext:value-type="float">
            <text:p>93</text:p>
          </table:table-cell>
          <table:table-cell table:formula="of:=[.F3]+1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formula="of:=[.A4]+1" office:value-type="float" office:value="4" calcext:value-type="float">
            <text:p>4</text:p>
          </table:table-cell>
          <table:table-cell table:formula="of:=INT([.B4]*[.C5])" office:value-type="float" office:value="825" calcext:value-type="float">
            <text:p>825</text:p>
          </table:table-cell>
          <table:table-cell office:value-type="float" office:value="2.75" calcext:value-type="float">
            <text:p>2.75</text:p>
          </table:table-cell>
          <table:table-cell table:formula="of:=[.D4]+[.B5]" office:value-type="float" office:value="1225" calcext:value-type="float">
            <text:p>1225</text:p>
          </table:table-cell>
          <table:table-cell table:formula="of:=[.E4]+([.A4]+20)" office:value-type="float" office:value="116" calcext:value-type="float">
            <text:p>116</text:p>
          </table:table-cell>
          <table:table-cell table:formula="of:=[.F4]+1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formula="of:=[.A5]+1" office:value-type="float" office:value="5" calcext:value-type="float">
            <text:p>5</text:p>
          </table:table-cell>
          <table:table-cell table:formula="of:=INT([.B5]*[.C6])" office:value-type="float" office:value="2062" calcext:value-type="float">
            <text:p>2062</text:p>
          </table:table-cell>
          <table:table-cell office:value-type="float" office:value="2.5" calcext:value-type="float">
            <text:p>2.5</text:p>
          </table:table-cell>
          <table:table-cell table:formula="of:=[.D5]+[.B6]" office:value-type="float" office:value="3287" calcext:value-type="float">
            <text:p>3287</text:p>
          </table:table-cell>
          <table:table-cell table:formula="of:=[.E5]+([.A5]+20)" office:value-type="float" office:value="140" calcext:value-type="float">
            <text:p>140</text:p>
          </table:table-cell>
          <table:table-cell table:formula="of:=[.F5]+1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formula="of:=[.A6]+1" office:value-type="float" office:value="6" calcext:value-type="float">
            <text:p>6</text:p>
          </table:table-cell>
          <table:table-cell table:formula="of:=INT([.B6]*[.C7])" office:value-type="float" office:value="4639" calcext:value-type="float">
            <text:p>4639</text:p>
          </table:table-cell>
          <table:table-cell office:value-type="float" office:value="2.25" calcext:value-type="float">
            <text:p>2.25</text:p>
          </table:table-cell>
          <table:table-cell table:formula="of:=[.D6]+[.B7]" office:value-type="float" office:value="7926" calcext:value-type="float">
            <text:p>7926</text:p>
          </table:table-cell>
          <table:table-cell table:formula="of:=[.E6]+([.A6]+20)" office:value-type="float" office:value="165" calcext:value-type="float">
            <text:p>165</text:p>
          </table:table-cell>
          <table:table-cell table:formula="of:=[.F6]+1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formula="of:=[.A7]+1" office:value-type="float" office:value="7" calcext:value-type="float">
            <text:p>7</text:p>
          </table:table-cell>
          <table:table-cell table:formula="of:=INT([.B7]*[.C8])" office:value-type="float" office:value="9278" calcext:value-type="float">
            <text:p>9278</text:p>
          </table:table-cell>
          <table:table-cell office:value-type="float" office:value="2" calcext:value-type="float">
            <text:p>2</text:p>
          </table:table-cell>
          <table:table-cell table:formula="of:=[.D7]+[.B8]" office:value-type="float" office:value="17204" calcext:value-type="float">
            <text:p>17204</text:p>
          </table:table-cell>
          <table:table-cell table:formula="of:=[.E7]+([.A7]+20)" office:value-type="float" office:value="191" calcext:value-type="float">
            <text:p>191</text:p>
          </table:table-cell>
          <table:table-cell table:formula="of:=[.F7]+1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formula="of:=[.A8]+1" office:value-type="float" office:value="8" calcext:value-type="float">
            <text:p>8</text:p>
          </table:table-cell>
          <table:table-cell table:formula="of:=INT([.B8]*[.C9])" office:value-type="float" office:value="16236" calcext:value-type="float">
            <text:p>16236</text:p>
          </table:table-cell>
          <table:table-cell office:value-type="float" office:value="1.75" calcext:value-type="float">
            <text:p>1.75</text:p>
          </table:table-cell>
          <table:table-cell table:formula="of:=[.D8]+[.B9]" office:value-type="float" office:value="33440" calcext:value-type="float">
            <text:p>33440</text:p>
          </table:table-cell>
          <table:table-cell table:formula="of:=[.E8]+([.A8]+20)" office:value-type="float" office:value="218" calcext:value-type="float">
            <text:p>218</text:p>
          </table:table-cell>
          <table:table-cell table:formula="of:=[.F8]+1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table:formula="of:=[.A9]+1" office:value-type="float" office:value="9" calcext:value-type="float">
            <text:p>9</text:p>
          </table:table-cell>
          <table:table-cell table:formula="of:=INT([.B9]*[.C10])" office:value-type="float" office:value="24354" calcext:value-type="float">
            <text:p>24354</text:p>
          </table:table-cell>
          <table:table-cell office:value-type="float" office:value="1.5" calcext:value-type="float">
            <text:p>1.5</text:p>
          </table:table-cell>
          <table:table-cell table:formula="of:=[.D9]+[.B10]" office:value-type="float" office:value="57794" calcext:value-type="float">
            <text:p>57794</text:p>
          </table:table-cell>
          <table:table-cell table:formula="of:=[.E9]+([.A9]+20)" office:value-type="float" office:value="246" calcext:value-type="float">
            <text:p>246</text:p>
          </table:table-cell>
          <table:table-cell table:formula="of:=[.F9]+1"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table:formula="of:=[.A10]+1" office:value-type="float" office:value="10" calcext:value-type="float">
            <text:p>10</text:p>
          </table:table-cell>
          <table:table-cell table:formula="of:=INT([.B10]*[.C11])" office:value-type="float" office:value="34095" calcext:value-type="float">
            <text:p>34095</text:p>
          </table:table-cell>
          <table:table-cell office:value-type="float" office:value="1.4" calcext:value-type="float">
            <text:p>1.4</text:p>
          </table:table-cell>
          <table:table-cell table:formula="of:=[.D10]+[.B11]" office:value-type="float" office:value="91889" calcext:value-type="float">
            <text:p>91889</text:p>
          </table:table-cell>
          <table:table-cell table:formula="of:=[.E10]+([.A10]+20)" office:value-type="float" office:value="275" calcext:value-type="float">
            <text:p>275</text:p>
          </table:table-cell>
          <table:table-cell table:formula="of:=[.F10]+1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formula="of:=[.A11]+1" office:value-type="float" office:value="11" calcext:value-type="float">
            <text:p>11</text:p>
          </table:table-cell>
          <table:table-cell table:formula="of:=INT([.B11]*[.C12])" office:value-type="float" office:value="47733" calcext:value-type="float">
            <text:p>47733</text:p>
          </table:table-cell>
          <table:table-cell office:value-type="float" office:value="1.4" calcext:value-type="float">
            <text:p>1.4</text:p>
          </table:table-cell>
          <table:table-cell table:formula="of:=[.D11]+[.B12]" office:value-type="float" office:value="139622" calcext:value-type="float">
            <text:p>139622</text:p>
          </table:table-cell>
          <table:table-cell table:formula="of:=[.E11]+([.A11]+20)" office:value-type="float" office:value="305" calcext:value-type="float">
            <text:p>305</text:p>
          </table:table-cell>
          <table:table-cell table:formula="of:=[.F11]+1"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table:formula="of:=[.A12]+1" office:value-type="float" office:value="12" calcext:value-type="float">
            <text:p>12</text:p>
          </table:table-cell>
          <table:table-cell table:formula="of:=INT([.B12]*[.C13])" office:value-type="float" office:value="66826" calcext:value-type="float">
            <text:p>66826</text:p>
          </table:table-cell>
          <table:table-cell office:value-type="float" office:value="1.4" calcext:value-type="float">
            <text:p>1.4</text:p>
          </table:table-cell>
          <table:table-cell table:formula="of:=[.D12]+[.B13]" office:value-type="float" office:value="206448" calcext:value-type="float">
            <text:p>206448</text:p>
          </table:table-cell>
          <table:table-cell table:formula="of:=[.E12]+([.A12]+20)" office:value-type="float" office:value="336" calcext:value-type="float">
            <text:p>336</text:p>
          </table:table-cell>
          <table:table-cell table:formula="of:=[.F12]+1"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formula="of:=[.A13]+1" office:value-type="float" office:value="13" calcext:value-type="float">
            <text:p>13</text:p>
          </table:table-cell>
          <table:table-cell table:formula="of:=INT([.B13]*[.C14])" office:value-type="float" office:value="93556" calcext:value-type="float">
            <text:p>93556</text:p>
          </table:table-cell>
          <table:table-cell office:value-type="float" office:value="1.4" calcext:value-type="float">
            <text:p>1.4</text:p>
          </table:table-cell>
          <table:table-cell table:formula="of:=[.D13]+[.B14]" office:value-type="float" office:value="300004" calcext:value-type="float">
            <text:p>300004</text:p>
          </table:table-cell>
          <table:table-cell table:formula="of:=[.E13]+([.A13]+20)" office:value-type="float" office:value="368" calcext:value-type="float">
            <text:p>368</text:p>
          </table:table-cell>
          <table:table-cell table:formula="of:=[.F13]+1"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table:formula="of:=[.A14]+1" office:value-type="float" office:value="14" calcext:value-type="float">
            <text:p>14</text:p>
          </table:table-cell>
          <table:table-cell table:formula="of:=INT([.B14]*[.C15])" office:value-type="float" office:value="130978" calcext:value-type="float">
            <text:p>130978</text:p>
          </table:table-cell>
          <table:table-cell office:value-type="float" office:value="1.4" calcext:value-type="float">
            <text:p>1.4</text:p>
          </table:table-cell>
          <table:table-cell table:formula="of:=[.D14]+[.B15]" office:value-type="float" office:value="430982" calcext:value-type="float">
            <text:p>430982</text:p>
          </table:table-cell>
          <table:table-cell table:formula="of:=[.E14]+([.A14]+20)" office:value-type="float" office:value="401" calcext:value-type="float">
            <text:p>401</text:p>
          </table:table-cell>
          <table:table-cell table:formula="of:=[.F14]+1"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formula="of:=[.A15]+1" office:value-type="float" office:value="15" calcext:value-type="float">
            <text:p>15</text:p>
          </table:table-cell>
          <table:table-cell table:formula="of:=INT([.B15]*[.C16])" office:value-type="float" office:value="183369" calcext:value-type="float">
            <text:p>183369</text:p>
          </table:table-cell>
          <table:table-cell office:value-type="float" office:value="1.4" calcext:value-type="float">
            <text:p>1.4</text:p>
          </table:table-cell>
          <table:table-cell table:formula="of:=[.D15]+[.B16]" office:value-type="float" office:value="614351" calcext:value-type="float">
            <text:p>614351</text:p>
          </table:table-cell>
          <table:table-cell table:formula="of:=[.E15]+([.A15]+20)" office:value-type="float" office:value="435" calcext:value-type="float">
            <text:p>435</text:p>
          </table:table-cell>
          <table:table-cell table:formula="of:=[.F15]+1"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table:formula="of:=[.A16]+1" office:value-type="float" office:value="16" calcext:value-type="float">
            <text:p>16</text:p>
          </table:table-cell>
          <table:table-cell table:formula="of:=INT([.B16]*[.C17])" office:value-type="float" office:value="238379" calcext:value-type="float">
            <text:p>238379</text:p>
          </table:table-cell>
          <table:table-cell office:value-type="float" office:value="1.3" calcext:value-type="float">
            <text:p>1.3</text:p>
          </table:table-cell>
          <table:table-cell table:formula="of:=[.D16]+[.B17]" office:value-type="float" office:value="852730" calcext:value-type="float">
            <text:p>852730</text:p>
          </table:table-cell>
          <table:table-cell table:formula="of:=[.E16]+([.A16]+20)" office:value-type="float" office:value="470" calcext:value-type="float">
            <text:p>470</text:p>
          </table:table-cell>
          <table:table-cell table:formula="of:=[.F16]+1"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table:formula="of:=[.A17]+1" office:value-type="float" office:value="17" calcext:value-type="float">
            <text:p>17</text:p>
          </table:table-cell>
          <table:table-cell table:formula="of:=INT([.B17]*[.C18])" office:value-type="float" office:value="309892" calcext:value-type="float">
            <text:p>309892</text:p>
          </table:table-cell>
          <table:table-cell office:value-type="float" office:value="1.3" calcext:value-type="float">
            <text:p>1.3</text:p>
          </table:table-cell>
          <table:table-cell table:formula="of:=[.D17]+[.B18]" office:value-type="float" office:value="1162622" calcext:value-type="float">
            <text:p>1162622</text:p>
          </table:table-cell>
          <table:table-cell table:formula="of:=[.E17]+([.A17]+20)" office:value-type="float" office:value="506" calcext:value-type="float">
            <text:p>506</text:p>
          </table:table-cell>
          <table:table-cell table:formula="of:=[.F17]+1"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table:formula="of:=[.A18]+1" office:value-type="float" office:value="18" calcext:value-type="float">
            <text:p>18</text:p>
          </table:table-cell>
          <table:table-cell table:formula="of:=INT([.B18]*[.C19])" office:value-type="float" office:value="402859" calcext:value-type="float">
            <text:p>402859</text:p>
          </table:table-cell>
          <table:table-cell office:value-type="float" office:value="1.3" calcext:value-type="float">
            <text:p>1.3</text:p>
          </table:table-cell>
          <table:table-cell table:formula="of:=[.D18]+[.B19]" office:value-type="float" office:value="1565481" calcext:value-type="float">
            <text:p>1565481</text:p>
          </table:table-cell>
          <table:table-cell table:formula="of:=[.E18]+([.A18]+20)" office:value-type="float" office:value="543" calcext:value-type="float">
            <text:p>543</text:p>
          </table:table-cell>
          <table:table-cell table:formula="of:=[.F18]+1"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table:formula="of:=[.A19]+1" office:value-type="float" office:value="19" calcext:value-type="float">
            <text:p>19</text:p>
          </table:table-cell>
          <table:table-cell table:formula="of:=INT([.B19]*[.C20])" office:value-type="float" office:value="523716" calcext:value-type="float">
            <text:p>523716</text:p>
          </table:table-cell>
          <table:table-cell office:value-type="float" office:value="1.3" calcext:value-type="float">
            <text:p>1.3</text:p>
          </table:table-cell>
          <table:table-cell table:formula="of:=[.D19]+[.B20]" office:value-type="float" office:value="2089197" calcext:value-type="float">
            <text:p>2089197</text:p>
          </table:table-cell>
          <table:table-cell table:formula="of:=[.E19]+([.A19]+20)" office:value-type="float" office:value="581" calcext:value-type="float">
            <text:p>581</text:p>
          </table:table-cell>
          <table:table-cell table:formula="of:=[.F19]+1"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formula="of:=[.A20]+1" office:value-type="float" office:value="20" calcext:value-type="float">
            <text:p>20</text:p>
          </table:table-cell>
          <table:table-cell table:formula="of:=INT([.B20]*[.C21])" office:value-type="float" office:value="680830" calcext:value-type="float">
            <text:p>680830</text:p>
          </table:table-cell>
          <table:table-cell office:value-type="float" office:value="1.3" calcext:value-type="float">
            <text:p>1.3</text:p>
          </table:table-cell>
          <table:table-cell table:formula="of:=[.D20]+[.B21]" office:value-type="float" office:value="2770027" calcext:value-type="float">
            <text:p>2770027</text:p>
          </table:table-cell>
          <table:table-cell table:formula="of:=[.E20]+([.A20]+20)" office:value-type="float" office:value="620" calcext:value-type="float">
            <text:p>620</text:p>
          </table:table-cell>
          <table:table-cell table:formula="of:=[.F20]+1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formula="of:=[.A21]+1" office:value-type="float" office:value="21" calcext:value-type="float">
            <text:p>21</text:p>
          </table:table-cell>
          <table:table-cell table:formula="of:=INT([.B21]*[.C22])" office:value-type="float" office:value="816996" calcext:value-type="float">
            <text:p>816996</text:p>
          </table:table-cell>
          <table:table-cell office:value-type="float" office:value="1.2" calcext:value-type="float">
            <text:p>1.2</text:p>
          </table:table-cell>
          <table:table-cell table:formula="of:=[.D21]+[.B22]" office:value-type="float" office:value="3587023" calcext:value-type="float">
            <text:p>3587023</text:p>
          </table:table-cell>
          <table:table-cell table:formula="of:=[.E21]+([.A21]+20)" office:value-type="float" office:value="660" calcext:value-type="float">
            <text:p>660</text:p>
          </table:table-cell>
          <table:table-cell table:formula="of:=[.F21]+1"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formula="of:=[.A22]+1" office:value-type="float" office:value="22" calcext:value-type="float">
            <text:p>22</text:p>
          </table:table-cell>
          <table:table-cell table:formula="of:=INT([.B22]*[.C23])" office:value-type="float" office:value="980395" calcext:value-type="float">
            <text:p>980395</text:p>
          </table:table-cell>
          <table:table-cell office:value-type="float" office:value="1.2" calcext:value-type="float">
            <text:p>1.2</text:p>
          </table:table-cell>
          <table:table-cell table:formula="of:=[.D22]+[.B23]" office:value-type="float" office:value="4567418" calcext:value-type="float">
            <text:p>4567418</text:p>
          </table:table-cell>
          <table:table-cell table:formula="of:=[.E22]+([.A22]+20)" office:value-type="float" office:value="701" calcext:value-type="float">
            <text:p>701</text:p>
          </table:table-cell>
          <table:table-cell table:formula="of:=[.F22]+1"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table:formula="of:=[.A23]+1" office:value-type="float" office:value="23" calcext:value-type="float">
            <text:p>23</text:p>
          </table:table-cell>
          <table:table-cell table:formula="of:=INT([.B23]*[.C24])" office:value-type="float" office:value="1176474" calcext:value-type="float">
            <text:p>1176474</text:p>
          </table:table-cell>
          <table:table-cell office:value-type="float" office:value="1.2" calcext:value-type="float">
            <text:p>1.2</text:p>
          </table:table-cell>
          <table:table-cell table:formula="of:=[.D23]+[.B24]" office:value-type="float" office:value="5743892" calcext:value-type="float">
            <text:p>5743892</text:p>
          </table:table-cell>
          <table:table-cell table:formula="of:=[.E23]+([.A23]+20)" office:value-type="float" office:value="743" calcext:value-type="float">
            <text:p>743</text:p>
          </table:table-cell>
          <table:table-cell table:formula="of:=[.F23]+1"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formula="of:=[.A24]+1" office:value-type="float" office:value="24" calcext:value-type="float">
            <text:p>24</text:p>
          </table:table-cell>
          <table:table-cell table:formula="of:=INT([.B24]*[.C25])" office:value-type="float" office:value="1411768" calcext:value-type="float">
            <text:p>1411768</text:p>
          </table:table-cell>
          <table:table-cell office:value-type="float" office:value="1.2" calcext:value-type="float">
            <text:p>1.2</text:p>
          </table:table-cell>
          <table:table-cell table:formula="of:=[.D24]+[.B25]" office:value-type="float" office:value="7155660" calcext:value-type="float">
            <text:p>7155660</text:p>
          </table:table-cell>
          <table:table-cell table:formula="of:=[.E24]+([.A24]+20)" office:value-type="float" office:value="786" calcext:value-type="float">
            <text:p>786</text:p>
          </table:table-cell>
          <table:table-cell table:formula="of:=[.F24]+1"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table:formula="of:=[.A25]+1" office:value-type="float" office:value="25" calcext:value-type="float">
            <text:p>25</text:p>
          </table:table-cell>
          <table:table-cell table:formula="of:=INT([.B25]*[.C26])" office:value-type="float" office:value="1694121" calcext:value-type="float">
            <text:p>1694121</text:p>
          </table:table-cell>
          <table:table-cell office:value-type="float" office:value="1.2" calcext:value-type="float">
            <text:p>1.2</text:p>
          </table:table-cell>
          <table:table-cell table:formula="of:=[.D25]+[.B26]" office:value-type="float" office:value="8849781" calcext:value-type="float">
            <text:p>8849781</text:p>
          </table:table-cell>
          <table:table-cell table:formula="of:=[.E25]+([.A25]+20)" office:value-type="float" office:value="830" calcext:value-type="float">
            <text:p>830</text:p>
          </table:table-cell>
          <table:table-cell table:formula="of:=[.F25]+1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formula="of:=[.A26]+1" office:value-type="float" office:value="26" calcext:value-type="float">
            <text:p>26</text:p>
          </table:table-cell>
          <table:table-cell table:formula="of:=INT([.B26]*[.C27])" office:value-type="float" office:value="1863533" calcext:value-type="float">
            <text:p>1863533</text:p>
          </table:table-cell>
          <table:table-cell office:value-type="float" office:value="1.1" calcext:value-type="float">
            <text:p>1.1</text:p>
          </table:table-cell>
          <table:table-cell table:formula="of:=[.D26]+[.B27]" office:value-type="float" office:value="10713314" calcext:value-type="float">
            <text:p>10713314</text:p>
          </table:table-cell>
          <table:table-cell table:formula="of:=[.E26]+([.A26]+20)" office:value-type="float" office:value="875" calcext:value-type="float">
            <text:p>875</text:p>
          </table:table-cell>
          <table:table-cell table:formula="of:=[.F26]+1"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table:formula="of:=[.A27]+1" office:value-type="float" office:value="27" calcext:value-type="float">
            <text:p>27</text:p>
          </table:table-cell>
          <table:table-cell table:formula="of:=INT([.B27]*[.C28])" office:value-type="float" office:value="2049886" calcext:value-type="float">
            <text:p>2049886</text:p>
          </table:table-cell>
          <table:table-cell office:value-type="float" office:value="1.1" calcext:value-type="float">
            <text:p>1.1</text:p>
          </table:table-cell>
          <table:table-cell table:formula="of:=[.D27]+[.B28]" office:value-type="float" office:value="12763200" calcext:value-type="float">
            <text:p>12763200</text:p>
          </table:table-cell>
          <table:table-cell table:formula="of:=[.E27]+([.A27]+20)" office:value-type="float" office:value="921" calcext:value-type="float">
            <text:p>921</text:p>
          </table:table-cell>
          <table:table-cell table:formula="of:=[.F27]+1"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formula="of:=[.A28]+1" office:value-type="float" office:value="28" calcext:value-type="float">
            <text:p>28</text:p>
          </table:table-cell>
          <table:table-cell table:formula="of:=INT([.B28]*[.C29])" office:value-type="float" office:value="2254874" calcext:value-type="float">
            <text:p>2254874</text:p>
          </table:table-cell>
          <table:table-cell office:value-type="float" office:value="1.1" calcext:value-type="float">
            <text:p>1.1</text:p>
          </table:table-cell>
          <table:table-cell table:formula="of:=[.D28]+[.B29]" office:value-type="float" office:value="15018074" calcext:value-type="float">
            <text:p>15018074</text:p>
          </table:table-cell>
          <table:table-cell table:formula="of:=[.E28]+([.A28]+20)" office:value-type="float" office:value="968" calcext:value-type="float">
            <text:p>968</text:p>
          </table:table-cell>
          <table:table-cell table:formula="of:=[.F28]+1"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table:formula="of:=[.A29]+1" office:value-type="float" office:value="29" calcext:value-type="float">
            <text:p>29</text:p>
          </table:table-cell>
          <table:table-cell table:formula="of:=INT([.B29]*[.C30])" office:value-type="float" office:value="2480361" calcext:value-type="float">
            <text:p>2480361</text:p>
          </table:table-cell>
          <table:table-cell office:value-type="float" office:value="1.1" calcext:value-type="float">
            <text:p>1.1</text:p>
          </table:table-cell>
          <table:table-cell table:formula="of:=[.D29]+[.B30]" office:value-type="float" office:value="17498435" calcext:value-type="float">
            <text:p>17498435</text:p>
          </table:table-cell>
          <table:table-cell table:formula="of:=[.E29]+([.A29]+20)" office:value-type="float" office:value="1016" calcext:value-type="float">
            <text:p>1016</text:p>
          </table:table-cell>
          <table:table-cell table:formula="of:=[.F29]+1"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table:formula="of:=[.A30]+1" office:value-type="float" office:value="30" calcext:value-type="float">
            <text:p>30</text:p>
          </table:table-cell>
          <table:table-cell table:formula="of:=INT([.B30]*[.C31])" office:value-type="float" office:value="2728397" calcext:value-type="float">
            <text:p>2728397</text:p>
          </table:table-cell>
          <table:table-cell office:value-type="float" office:value="1.1" calcext:value-type="float">
            <text:p>1.1</text:p>
          </table:table-cell>
          <table:table-cell table:formula="of:=[.D30]+[.B31]" office:value-type="float" office:value="20226832" calcext:value-type="float">
            <text:p>20226832</text:p>
          </table:table-cell>
          <table:table-cell table:formula="of:=[.E30]+([.A30]+20)" office:value-type="float" office:value="1065" calcext:value-type="float">
            <text:p>1065</text:p>
          </table:table-cell>
          <table:table-cell table:formula="of:=[.F30]+1"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table:formula="of:=[.A31]+1" office:value-type="float" office:value="31" calcext:value-type="float">
            <text:p>31</text:p>
          </table:table-cell>
          <table:table-cell table:formula="of:=INT([.B31]*[.C32])" office:value-type="float" office:value="3001236" calcext:value-type="float">
            <text:p>3001236</text:p>
          </table:table-cell>
          <table:table-cell office:value-type="float" office:value="1.1" calcext:value-type="float">
            <text:p>1.1</text:p>
          </table:table-cell>
          <table:table-cell table:formula="of:=[.D31]+[.B32]" office:value-type="float" office:value="23228068" calcext:value-type="float">
            <text:p>23228068</text:p>
          </table:table-cell>
          <table:table-cell table:formula="of:=[.E31]+([.A31]+20)" office:value-type="float" office:value="1115" calcext:value-type="float">
            <text:p>1115</text:p>
          </table:table-cell>
          <table:table-cell table:formula="of:=[.F31]+1"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formula="of:=[.A32]+1" office:value-type="float" office:value="32" calcext:value-type="float">
            <text:p>32</text:p>
          </table:table-cell>
          <table:table-cell table:formula="of:=INT([.B32]*[.C33])" office:value-type="float" office:value="3301359" calcext:value-type="float">
            <text:p>3301359</text:p>
          </table:table-cell>
          <table:table-cell office:value-type="float" office:value="1.1" calcext:value-type="float">
            <text:p>1.1</text:p>
          </table:table-cell>
          <table:table-cell table:formula="of:=[.D32]+[.B33]" office:value-type="float" office:value="26529427" calcext:value-type="float">
            <text:p>26529427</text:p>
          </table:table-cell>
          <table:table-cell table:formula="of:=[.E32]+([.A32]+20)" office:value-type="float" office:value="1166" calcext:value-type="float">
            <text:p>1166</text:p>
          </table:table-cell>
          <table:table-cell table:formula="of:=[.F32]+1"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formula="of:=[.A33]+1" office:value-type="float" office:value="33" calcext:value-type="float">
            <text:p>33</text:p>
          </table:table-cell>
          <table:table-cell table:formula="of:=INT([.B33]*[.C34])" office:value-type="float" office:value="3631494" calcext:value-type="float">
            <text:p>3631494</text:p>
          </table:table-cell>
          <table:table-cell office:value-type="float" office:value="1.1" calcext:value-type="float">
            <text:p>1.1</text:p>
          </table:table-cell>
          <table:table-cell table:formula="of:=[.D33]+[.B34]" office:value-type="float" office:value="30160921" calcext:value-type="float">
            <text:p>30160921</text:p>
          </table:table-cell>
          <table:table-cell table:formula="of:=[.E33]+([.A33]+20)" office:value-type="float" office:value="1218" calcext:value-type="float">
            <text:p>1218</text:p>
          </table:table-cell>
          <table:table-cell table:formula="of:=[.F33]+1"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table:formula="of:=[.A34]+1" office:value-type="float" office:value="34" calcext:value-type="float">
            <text:p>34</text:p>
          </table:table-cell>
          <table:table-cell table:formula="of:=INT([.B34]*[.C35])" office:value-type="float" office:value="3994643" calcext:value-type="float">
            <text:p>3994643</text:p>
          </table:table-cell>
          <table:table-cell office:value-type="float" office:value="1.1" calcext:value-type="float">
            <text:p>1.1</text:p>
          </table:table-cell>
          <table:table-cell table:formula="of:=[.D34]+[.B35]" office:value-type="float" office:value="34155564" calcext:value-type="float">
            <text:p>34155564</text:p>
          </table:table-cell>
          <table:table-cell table:formula="of:=[.E34]+([.A34]+20)" office:value-type="float" office:value="1271" calcext:value-type="float">
            <text:p>1271</text:p>
          </table:table-cell>
          <table:table-cell table:formula="of:=[.F34]+1"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formula="of:=[.A35]+1" office:value-type="float" office:value="35" calcext:value-type="float">
            <text:p>35</text:p>
          </table:table-cell>
          <table:table-cell table:formula="of:=INT([.B35]*[.C36])" office:value-type="float" office:value="4394107" calcext:value-type="float">
            <text:p>4394107</text:p>
          </table:table-cell>
          <table:table-cell office:value-type="float" office:value="1.1" calcext:value-type="float">
            <text:p>1.1</text:p>
          </table:table-cell>
          <table:table-cell table:formula="of:=[.D35]+[.B36]" office:value-type="float" office:value="38549671" calcext:value-type="float">
            <text:p>38549671</text:p>
          </table:table-cell>
          <table:table-cell table:formula="of:=[.E35]+([.A35]+20)" office:value-type="float" office:value="1325" calcext:value-type="float">
            <text:p>1325</text:p>
          </table:table-cell>
          <table:table-cell table:formula="of:=[.F35]+1"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table:formula="of:=[.A36]+1" office:value-type="float" office:value="36" calcext:value-type="float">
            <text:p>36</text:p>
          </table:table-cell>
          <table:table-cell table:formula="of:=INT([.B36]*[.C37])" office:value-type="float" office:value="4833517" calcext:value-type="float">
            <text:p>4833517</text:p>
          </table:table-cell>
          <table:table-cell office:value-type="float" office:value="1.1" calcext:value-type="float">
            <text:p>1.1</text:p>
          </table:table-cell>
          <table:table-cell table:formula="of:=[.D36]+[.B37]" office:value-type="float" office:value="43383188" calcext:value-type="float">
            <text:p>43383188</text:p>
          </table:table-cell>
          <table:table-cell table:formula="of:=[.E36]+([.A36]+20)" office:value-type="float" office:value="1380" calcext:value-type="float">
            <text:p>1380</text:p>
          </table:table-cell>
          <table:table-cell table:formula="of:=[.F36]+1"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table:formula="of:=[.A37]+1" office:value-type="float" office:value="37" calcext:value-type="float">
            <text:p>37</text:p>
          </table:table-cell>
          <table:table-cell table:formula="of:=INT([.B37]*[.C38])" office:value-type="float" office:value="5316868" calcext:value-type="float">
            <text:p>5316868</text:p>
          </table:table-cell>
          <table:table-cell office:value-type="float" office:value="1.1" calcext:value-type="float">
            <text:p>1.1</text:p>
          </table:table-cell>
          <table:table-cell table:formula="of:=[.D37]+[.B38]" office:value-type="float" office:value="48700056" calcext:value-type="float">
            <text:p>48700056</text:p>
          </table:table-cell>
          <table:table-cell table:formula="of:=[.E37]+([.A37]+20)" office:value-type="float" office:value="1436" calcext:value-type="float">
            <text:p>1436</text:p>
          </table:table-cell>
          <table:table-cell table:formula="of:=[.F37]+1"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table:formula="of:=[.A38]+1" office:value-type="float" office:value="38" calcext:value-type="float">
            <text:p>38</text:p>
          </table:table-cell>
          <table:table-cell table:formula="of:=INT([.B38]*[.C39])" office:value-type="float" office:value="5848554" calcext:value-type="float">
            <text:p>5848554</text:p>
          </table:table-cell>
          <table:table-cell office:value-type="float" office:value="1.1" calcext:value-type="float">
            <text:p>1.1</text:p>
          </table:table-cell>
          <table:table-cell table:formula="of:=[.D38]+[.B39]" office:value-type="float" office:value="54548610" calcext:value-type="float">
            <text:p>54548610</text:p>
          </table:table-cell>
          <table:table-cell table:formula="of:=[.E38]+([.A38]+20)" office:value-type="float" office:value="1493" calcext:value-type="float">
            <text:p>1493</text:p>
          </table:table-cell>
          <table:table-cell table:formula="of:=[.F38]+1"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table:formula="of:=[.A39]+1" office:value-type="float" office:value="39" calcext:value-type="float">
            <text:p>39</text:p>
          </table:table-cell>
          <table:table-cell table:formula="of:=INT([.B39]*[.C40])" office:value-type="float" office:value="6433409" calcext:value-type="float">
            <text:p>6433409</text:p>
          </table:table-cell>
          <table:table-cell office:value-type="float" office:value="1.1" calcext:value-type="float">
            <text:p>1.1</text:p>
          </table:table-cell>
          <table:table-cell table:formula="of:=[.D39]+[.B40]" office:value-type="float" office:value="60982019" calcext:value-type="float">
            <text:p>60982019</text:p>
          </table:table-cell>
          <table:table-cell table:formula="of:=[.E39]+([.A39]+20)" office:value-type="float" office:value="1551" calcext:value-type="float">
            <text:p>1551</text:p>
          </table:table-cell>
          <table:table-cell table:formula="of:=[.F39]+1" office:value-type="float" office:value="39" calcext:value-type="float">
            <text:p>39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table:formula="of:=[.A40]+1" office:value-type="float" office:value="40" calcext:value-type="float">
            <text:p>40</text:p>
          </table:table-cell>
          <table:table-cell table:formula="of:=INT([.B40]*[.C41])" office:value-type="float" office:value="7076749" calcext:value-type="float">
            <text:p>7076749</text:p>
          </table:table-cell>
          <table:table-cell office:value-type="float" office:value="1.1" calcext:value-type="float">
            <text:p>1.1</text:p>
          </table:table-cell>
          <table:table-cell table:formula="of:=[.D40]+[.B41]" office:value-type="float" office:value="68058768" calcext:value-type="float">
            <text:p>68058768</text:p>
          </table:table-cell>
          <table:table-cell table:formula="of:=[.E40]+([.A40]+20)" office:value-type="float" office:value="1610" calcext:value-type="float">
            <text:p>1610</text:p>
          </table:table-cell>
          <table:table-cell table:formula="of:=[.F40]+1"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A41]+1" office:value-type="float" office:value="41" calcext:value-type="float">
            <text:p>41</text:p>
          </table:table-cell>
          <table:table-cell table:formula="of:=INT([.B41]*[.C42])" office:value-type="float" office:value="7784423" calcext:value-type="float">
            <text:p>7784423</text:p>
          </table:table-cell>
          <table:table-cell office:value-type="float" office:value="1.1" calcext:value-type="float">
            <text:p>1.1</text:p>
          </table:table-cell>
          <table:table-cell table:formula="of:=[.D41]+[.B42]" office:value-type="float" office:value="75843191" calcext:value-type="float">
            <text:p>75843191</text:p>
          </table:table-cell>
          <table:table-cell table:formula="of:=[.E41]+([.A41]+20)" office:value-type="float" office:value="1670" calcext:value-type="float">
            <text:p>1670</text:p>
          </table:table-cell>
          <table:table-cell table:formula="of:=[.F41]+1" office:value-type="float" office:value="41" calcext:value-type="float">
            <text:p>41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table:formula="of:=[.A42]+1" office:value-type="float" office:value="42" calcext:value-type="float">
            <text:p>42</text:p>
          </table:table-cell>
          <table:table-cell table:formula="of:=INT([.B42]*[.C43])" office:value-type="float" office:value="8562865" calcext:value-type="float">
            <text:p>8562865</text:p>
          </table:table-cell>
          <table:table-cell office:value-type="float" office:value="1.1" calcext:value-type="float">
            <text:p>1.1</text:p>
          </table:table-cell>
          <table:table-cell table:formula="of:=[.D42]+[.B43]" office:value-type="float" office:value="84406056" calcext:value-type="float">
            <text:p>84406056</text:p>
          </table:table-cell>
          <table:table-cell table:formula="of:=[.E42]+([.A42]+20)" office:value-type="float" office:value="1731" calcext:value-type="float">
            <text:p>1731</text:p>
          </table:table-cell>
          <table:table-cell table:formula="of:=[.F42]+1" office:value-type="float" office:value="42" calcext:value-type="float">
            <text:p>42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table:formula="of:=[.A43]+1" office:value-type="float" office:value="43" calcext:value-type="float">
            <text:p>43</text:p>
          </table:table-cell>
          <table:table-cell table:formula="of:=INT([.B43]*[.C44])" office:value-type="float" office:value="9419151" calcext:value-type="float">
            <text:p>9419151</text:p>
          </table:table-cell>
          <table:table-cell office:value-type="float" office:value="1.1" calcext:value-type="float">
            <text:p>1.1</text:p>
          </table:table-cell>
          <table:table-cell table:formula="of:=[.D43]+[.B44]" office:value-type="float" office:value="93825207" calcext:value-type="float">
            <text:p>93825207</text:p>
          </table:table-cell>
          <table:table-cell table:formula="of:=[.E43]+([.A43]+20)" office:value-type="float" office:value="1793" calcext:value-type="float">
            <text:p>1793</text:p>
          </table:table-cell>
          <table:table-cell table:formula="of:=[.F43]+1" office:value-type="float" office:value="43" calcext:value-type="float">
            <text:p>43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table:formula="of:=[.A44]+1" office:value-type="float" office:value="44" calcext:value-type="float">
            <text:p>44</text:p>
          </table:table-cell>
          <table:table-cell table:formula="of:=INT([.B44]*[.C45])" office:value-type="float" office:value="10361066" calcext:value-type="float">
            <text:p>10361066</text:p>
          </table:table-cell>
          <table:table-cell office:value-type="float" office:value="1.1" calcext:value-type="float">
            <text:p>1.1</text:p>
          </table:table-cell>
          <table:table-cell table:formula="of:=[.D44]+[.B45]" office:value-type="float" office:value="104186273" calcext:value-type="float">
            <text:p>104186273</text:p>
          </table:table-cell>
          <table:table-cell table:formula="of:=[.E44]+([.A44]+20)" office:value-type="float" office:value="1856" calcext:value-type="float">
            <text:p>1856</text:p>
          </table:table-cell>
          <table:table-cell table:formula="of:=[.F44]+1" office:value-type="float" office:value="44" calcext:value-type="float">
            <text:p>44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table:formula="of:=[.A45]+1" office:value-type="float" office:value="45" calcext:value-type="float">
            <text:p>45</text:p>
          </table:table-cell>
          <table:table-cell table:formula="of:=INT([.B45]*[.C46])" office:value-type="float" office:value="11397172" calcext:value-type="float">
            <text:p>11397172</text:p>
          </table:table-cell>
          <table:table-cell office:value-type="float" office:value="1.1" calcext:value-type="float">
            <text:p>1.1</text:p>
          </table:table-cell>
          <table:table-cell table:formula="of:=[.D45]+[.B46]" office:value-type="float" office:value="115583445" calcext:value-type="float">
            <text:p>115583445</text:p>
          </table:table-cell>
          <table:table-cell table:formula="of:=[.E45]+([.A45]+20)" office:value-type="float" office:value="1920" calcext:value-type="float">
            <text:p>1920</text:p>
          </table:table-cell>
          <table:table-cell table:formula="of:=[.F45]+1"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table:formula="of:=[.A46]+1" office:value-type="float" office:value="46" calcext:value-type="float">
            <text:p>46</text:p>
          </table:table-cell>
          <table:table-cell table:formula="of:=INT([.B46]*[.C47])" office:value-type="float" office:value="12536889" calcext:value-type="float">
            <text:p>12536889</text:p>
          </table:table-cell>
          <table:table-cell office:value-type="float" office:value="1.1" calcext:value-type="float">
            <text:p>1.1</text:p>
          </table:table-cell>
          <table:table-cell table:formula="of:=[.D46]+[.B47]" office:value-type="float" office:value="128120334" calcext:value-type="float">
            <text:p>128120334</text:p>
          </table:table-cell>
          <table:table-cell table:formula="of:=[.E46]+([.A46]+20)" office:value-type="float" office:value="1985" calcext:value-type="float">
            <text:p>1985</text:p>
          </table:table-cell>
          <table:table-cell table:formula="of:=[.F46]+1" office:value-type="float" office:value="46" calcext:value-type="float">
            <text:p>46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table:formula="of:=[.A47]+1" office:value-type="float" office:value="47" calcext:value-type="float">
            <text:p>47</text:p>
          </table:table-cell>
          <table:table-cell table:formula="of:=INT([.B47]*[.C48])" office:value-type="float" office:value="13790577" calcext:value-type="float">
            <text:p>13790577</text:p>
          </table:table-cell>
          <table:table-cell office:value-type="float" office:value="1.1" calcext:value-type="float">
            <text:p>1.1</text:p>
          </table:table-cell>
          <table:table-cell table:formula="of:=[.D47]+[.B48]" office:value-type="float" office:value="141910911" calcext:value-type="float">
            <text:p>141910911</text:p>
          </table:table-cell>
          <table:table-cell table:formula="of:=[.E47]+([.A47]+20)" office:value-type="float" office:value="2051" calcext:value-type="float">
            <text:p>2051</text:p>
          </table:table-cell>
          <table:table-cell table:formula="of:=[.F47]+1" office:value-type="float" office:value="47" calcext:value-type="float">
            <text:p>47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table:formula="of:=[.A48]+1" office:value-type="float" office:value="48" calcext:value-type="float">
            <text:p>48</text:p>
          </table:table-cell>
          <table:table-cell table:formula="of:=INT([.B48]*[.C49])" office:value-type="float" office:value="15169634" calcext:value-type="float">
            <text:p>15169634</text:p>
          </table:table-cell>
          <table:table-cell office:value-type="float" office:value="1.1" calcext:value-type="float">
            <text:p>1.1</text:p>
          </table:table-cell>
          <table:table-cell table:formula="of:=[.D48]+[.B49]" office:value-type="float" office:value="157080545" calcext:value-type="float">
            <text:p>157080545</text:p>
          </table:table-cell>
          <table:table-cell table:formula="of:=[.E48]+([.A48]+20)" office:value-type="float" office:value="2118" calcext:value-type="float">
            <text:p>2118</text:p>
          </table:table-cell>
          <table:table-cell table:formula="of:=[.F48]+1"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table:formula="of:=[.A49]+1" office:value-type="float" office:value="49" calcext:value-type="float">
            <text:p>49</text:p>
          </table:table-cell>
          <table:table-cell table:formula="of:=INT([.B49]*[.C50])" office:value-type="float" office:value="16686597" calcext:value-type="float">
            <text:p>16686597</text:p>
          </table:table-cell>
          <table:table-cell office:value-type="float" office:value="1.1" calcext:value-type="float">
            <text:p>1.1</text:p>
          </table:table-cell>
          <table:table-cell table:formula="of:=[.D49]+[.B50]" office:value-type="float" office:value="173767142" calcext:value-type="float">
            <text:p>173767142</text:p>
          </table:table-cell>
          <table:table-cell table:formula="of:=[.E49]+([.A49]+20)" office:value-type="float" office:value="2186" calcext:value-type="float">
            <text:p>2186</text:p>
          </table:table-cell>
          <table:table-cell table:formula="of:=[.F49]+1"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table:formula="of:=[.A50]+1" office:value-type="float" office:value="50" calcext:value-type="float">
            <text:p>50</text:p>
          </table:table-cell>
          <table:table-cell table:formula="of:=INT([.B50]*[.C51])" office:value-type="float" office:value="18355256" calcext:value-type="float">
            <text:p>18355256</text:p>
          </table:table-cell>
          <table:table-cell office:value-type="float" office:value="1.1" calcext:value-type="float">
            <text:p>1.1</text:p>
          </table:table-cell>
          <table:table-cell table:formula="of:=[.D50]+[.B51]" office:value-type="float" office:value="192122398" calcext:value-type="float">
            <text:p>192122398</text:p>
          </table:table-cell>
          <table:table-cell table:formula="of:=[.E50]+([.A50]+20)" office:value-type="float" office:value="2255" calcext:value-type="float">
            <text:p>2255</text:p>
          </table:table-cell>
          <table:table-cell table:formula="of:=[.F50]+1"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51]+1" office:value-type="float" office:value="51" calcext:value-type="float">
            <text:p>51</text:p>
          </table:table-cell>
          <table:table-cell table:formula="of:=INT([.B51]*[.C52])" office:value-type="float" office:value="20007229" calcext:value-type="float">
            <text:p>20007229</text:p>
          </table:table-cell>
          <table:table-cell office:value-type="float" office:value="1.09" calcext:value-type="float">
            <text:p>1.09</text:p>
          </table:table-cell>
          <table:table-cell table:formula="of:=[.D51]+[.B52]" office:value-type="float" office:value="212129627" calcext:value-type="float">
            <text:p>212129627</text:p>
          </table:table-cell>
          <table:table-cell table:formula="of:=[.E51]+([.A51]+20)" office:value-type="float" office:value="2325" calcext:value-type="float">
            <text:p>2325</text:p>
          </table:table-cell>
          <table:table-cell table:formula="of:=[.F51]+1" office:value-type="float" office:value="51" calcext:value-type="float">
            <text:p>51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52]+1" office:value-type="float" office:value="52" calcext:value-type="float">
            <text:p>52</text:p>
          </table:table-cell>
          <table:table-cell table:formula="of:=INT([.B52]*[.C53])" office:value-type="float" office:value="21807879" calcext:value-type="float">
            <text:p>21807879</text:p>
          </table:table-cell>
          <table:table-cell office:value-type="float" office:value="1.09" calcext:value-type="float">
            <text:p>1.09</text:p>
          </table:table-cell>
          <table:table-cell table:formula="of:=[.D52]+[.B53]" office:value-type="float" office:value="233937506" calcext:value-type="float">
            <text:p>233937506</text:p>
          </table:table-cell>
          <table:table-cell table:formula="of:=[.E52]+([.A52]+20)" office:value-type="float" office:value="2396" calcext:value-type="float">
            <text:p>2396</text:p>
          </table:table-cell>
          <table:table-cell table:formula="of:=[.F52]+1"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53]+1" office:value-type="float" office:value="53" calcext:value-type="float">
            <text:p>53</text:p>
          </table:table-cell>
          <table:table-cell table:formula="of:=INT([.B53]*[.C54])" office:value-type="float" office:value="23770588" calcext:value-type="float">
            <text:p>23770588</text:p>
          </table:table-cell>
          <table:table-cell office:value-type="float" office:value="1.09" calcext:value-type="float">
            <text:p>1.09</text:p>
          </table:table-cell>
          <table:table-cell table:formula="of:=[.D53]+[.B54]" office:value-type="float" office:value="257708094" calcext:value-type="float">
            <text:p>257708094</text:p>
          </table:table-cell>
          <table:table-cell table:formula="of:=[.E53]+([.A53]+20)" office:value-type="float" office:value="2468" calcext:value-type="float">
            <text:p>2468</text:p>
          </table:table-cell>
          <table:table-cell table:formula="of:=[.F53]+1"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54]+1" office:value-type="float" office:value="54" calcext:value-type="float">
            <text:p>54</text:p>
          </table:table-cell>
          <table:table-cell table:formula="of:=INT([.B54]*[.C55])" office:value-type="float" office:value="25909940" calcext:value-type="float">
            <text:p>25909940</text:p>
          </table:table-cell>
          <table:table-cell office:value-type="float" office:value="1.09" calcext:value-type="float">
            <text:p>1.09</text:p>
          </table:table-cell>
          <table:table-cell table:formula="of:=[.D54]+[.B55]" office:value-type="float" office:value="283618034" calcext:value-type="float">
            <text:p>283618034</text:p>
          </table:table-cell>
          <table:table-cell table:formula="of:=[.E54]+([.A54]+20)" office:value-type="float" office:value="2541" calcext:value-type="float">
            <text:p>2541</text:p>
          </table:table-cell>
          <table:table-cell table:formula="of:=[.F54]+1"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55]+1" office:value-type="float" office:value="55" calcext:value-type="float">
            <text:p>55</text:p>
          </table:table-cell>
          <table:table-cell table:formula="of:=INT([.B55]*[.C56])" office:value-type="float" office:value="28241834" calcext:value-type="float">
            <text:p>28241834</text:p>
          </table:table-cell>
          <table:table-cell office:value-type="float" office:value="1.09" calcext:value-type="float">
            <text:p>1.09</text:p>
          </table:table-cell>
          <table:table-cell table:formula="of:=[.D55]+[.B56]" office:value-type="float" office:value="311859868" calcext:value-type="float">
            <text:p>311859868</text:p>
          </table:table-cell>
          <table:table-cell table:formula="of:=[.E55]+([.A55]+20)" office:value-type="float" office:value="2615" calcext:value-type="float">
            <text:p>2615</text:p>
          </table:table-cell>
          <table:table-cell table:formula="of:=[.F55]+1"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56]+1" office:value-type="float" office:value="56" calcext:value-type="float">
            <text:p>56</text:p>
          </table:table-cell>
          <table:table-cell table:formula="of:=INT([.B56]*[.C57])" office:value-type="float" office:value="30783599" calcext:value-type="float">
            <text:p>30783599</text:p>
          </table:table-cell>
          <table:table-cell office:value-type="float" office:value="1.09" calcext:value-type="float">
            <text:p>1.09</text:p>
          </table:table-cell>
          <table:table-cell table:formula="of:=[.D56]+[.B57]" office:value-type="float" office:value="342643467" calcext:value-type="float">
            <text:p>342643467</text:p>
          </table:table-cell>
          <table:table-cell table:formula="of:=[.E56]+([.A56]+20)" office:value-type="float" office:value="2690" calcext:value-type="float">
            <text:p>2690</text:p>
          </table:table-cell>
          <table:table-cell table:formula="of:=[.F56]+1"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57]+1" office:value-type="float" office:value="57" calcext:value-type="float">
            <text:p>57</text:p>
          </table:table-cell>
          <table:table-cell table:formula="of:=INT([.B57]*[.C58])" office:value-type="float" office:value="33554122" calcext:value-type="float">
            <text:p>33554122</text:p>
          </table:table-cell>
          <table:table-cell office:value-type="float" office:value="1.09" calcext:value-type="float">
            <text:p>1.09</text:p>
          </table:table-cell>
          <table:table-cell table:formula="of:=[.D57]+[.B58]" office:value-type="float" office:value="376197589" calcext:value-type="float">
            <text:p>376197589</text:p>
          </table:table-cell>
          <table:table-cell table:formula="of:=[.E57]+([.A57]+20)" office:value-type="float" office:value="2766" calcext:value-type="float">
            <text:p>2766</text:p>
          </table:table-cell>
          <table:table-cell table:formula="of:=[.F57]+1"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58]+1" office:value-type="float" office:value="58" calcext:value-type="float">
            <text:p>58</text:p>
          </table:table-cell>
          <table:table-cell table:formula="of:=INT([.B58]*[.C59])" office:value-type="float" office:value="36573992" calcext:value-type="float">
            <text:p>36573992</text:p>
          </table:table-cell>
          <table:table-cell office:value-type="float" office:value="1.09" calcext:value-type="float">
            <text:p>1.09</text:p>
          </table:table-cell>
          <table:table-cell table:formula="of:=[.D58]+[.B59]" office:value-type="float" office:value="412771581" calcext:value-type="float">
            <text:p>412771581</text:p>
          </table:table-cell>
          <table:table-cell table:formula="of:=[.E58]+([.A58]+20)" office:value-type="float" office:value="2843" calcext:value-type="float">
            <text:p>2843</text:p>
          </table:table-cell>
          <table:table-cell table:formula="of:=[.F58]+1"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59]+1" office:value-type="float" office:value="59" calcext:value-type="float">
            <text:p>59</text:p>
          </table:table-cell>
          <table:table-cell table:formula="of:=INT([.B59]*[.C60])" office:value-type="float" office:value="39865651" calcext:value-type="float">
            <text:p>39865651</text:p>
          </table:table-cell>
          <table:table-cell office:value-type="float" office:value="1.09" calcext:value-type="float">
            <text:p>1.09</text:p>
          </table:table-cell>
          <table:table-cell table:formula="of:=[.D59]+[.B60]" office:value-type="float" office:value="452637232" calcext:value-type="float">
            <text:p>452637232</text:p>
          </table:table-cell>
          <table:table-cell table:formula="of:=[.E59]+([.A59]+20)" office:value-type="float" office:value="2921" calcext:value-type="float">
            <text:p>2921</text:p>
          </table:table-cell>
          <table:table-cell table:formula="of:=[.F59]+1"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60]+1" office:value-type="float" office:value="60" calcext:value-type="float">
            <text:p>60</text:p>
          </table:table-cell>
          <table:table-cell table:formula="of:=INT([.B60]*[.C61])" office:value-type="float" office:value="43453559" calcext:value-type="float">
            <text:p>43453559</text:p>
          </table:table-cell>
          <table:table-cell office:value-type="float" office:value="1.09" calcext:value-type="float">
            <text:p>1.09</text:p>
          </table:table-cell>
          <table:table-cell table:formula="of:=[.D60]+[.B61]" office:value-type="float" office:value="496090791" calcext:value-type="float">
            <text:p>496090791</text:p>
          </table:table-cell>
          <table:table-cell table:formula="of:=[.E60]+([.A60]+20)" office:value-type="float" office:value="3000" calcext:value-type="float">
            <text:p>3000</text:p>
          </table:table-cell>
          <table:table-cell table:formula="of:=[.F60]+1"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61]+1" office:value-type="float" office:value="61" calcext:value-type="float">
            <text:p>61</text:p>
          </table:table-cell>
          <table:table-cell table:formula="of:=INT([.B61]*[.C62])" office:value-type="float" office:value="46929843" calcext:value-type="float">
            <text:p>46929843</text:p>
          </table:table-cell>
          <table:table-cell office:value-type="float" office:value="1.08" calcext:value-type="float">
            <text:p>1.08</text:p>
          </table:table-cell>
          <table:table-cell table:formula="of:=[.D61]+[.B62]" office:value-type="float" office:value="543020634" calcext:value-type="float">
            <text:p>543020634</text:p>
          </table:table-cell>
          <table:table-cell table:formula="of:=[.E61]+([.A61]+20)" office:value-type="float" office:value="3080" calcext:value-type="float">
            <text:p>3080</text:p>
          </table:table-cell>
          <table:table-cell table:formula="of:=[.F61]+1"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62]+1" office:value-type="float" office:value="62" calcext:value-type="float">
            <text:p>62</text:p>
          </table:table-cell>
          <table:table-cell table:formula="of:=INT([.B62]*[.C63])" office:value-type="float" office:value="50684230" calcext:value-type="float">
            <text:p>50684230</text:p>
          </table:table-cell>
          <table:table-cell office:value-type="float" office:value="1.08" calcext:value-type="float">
            <text:p>1.08</text:p>
          </table:table-cell>
          <table:table-cell table:formula="of:=[.D62]+[.B63]" office:value-type="float" office:value="593704864" calcext:value-type="float">
            <text:p>593704864</text:p>
          </table:table-cell>
          <table:table-cell table:formula="of:=[.E62]+([.A62]+20)" office:value-type="float" office:value="3161" calcext:value-type="float">
            <text:p>3161</text:p>
          </table:table-cell>
          <table:table-cell table:formula="of:=[.F62]+1"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63]+1" office:value-type="float" office:value="63" calcext:value-type="float">
            <text:p>63</text:p>
          </table:table-cell>
          <table:table-cell table:formula="of:=INT([.B63]*[.C64])" office:value-type="float" office:value="54738968" calcext:value-type="float">
            <text:p>54738968</text:p>
          </table:table-cell>
          <table:table-cell office:value-type="float" office:value="1.08" calcext:value-type="float">
            <text:p>1.08</text:p>
          </table:table-cell>
          <table:table-cell table:formula="of:=[.D63]+[.B64]" office:value-type="float" office:value="648443832" calcext:value-type="float">
            <text:p>648443832</text:p>
          </table:table-cell>
          <table:table-cell table:formula="of:=[.E63]+([.A63]+20)" office:value-type="float" office:value="3243" calcext:value-type="float">
            <text:p>3243</text:p>
          </table:table-cell>
          <table:table-cell table:formula="of:=[.F63]+1"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64]+1" office:value-type="float" office:value="64" calcext:value-type="float">
            <text:p>64</text:p>
          </table:table-cell>
          <table:table-cell table:formula="of:=INT([.B64]*[.C65])" office:value-type="float" office:value="59118085" calcext:value-type="float">
            <text:p>59118085</text:p>
          </table:table-cell>
          <table:table-cell office:value-type="float" office:value="1.08" calcext:value-type="float">
            <text:p>1.08</text:p>
          </table:table-cell>
          <table:table-cell table:formula="of:=[.D64]+[.B65]" office:value-type="float" office:value="707561917" calcext:value-type="float">
            <text:p>707561917</text:p>
          </table:table-cell>
          <table:table-cell table:formula="of:=[.E64]+([.A64]+20)" office:value-type="float" office:value="3326" calcext:value-type="float">
            <text:p>3326</text:p>
          </table:table-cell>
          <table:table-cell table:formula="of:=[.F64]+1"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65]+1" office:value-type="float" office:value="65" calcext:value-type="float">
            <text:p>65</text:p>
          </table:table-cell>
          <table:table-cell table:formula="of:=INT([.B65]*[.C66])" office:value-type="float" office:value="63847531" calcext:value-type="float">
            <text:p>63847531</text:p>
          </table:table-cell>
          <table:table-cell office:value-type="float" office:value="1.08" calcext:value-type="float">
            <text:p>1.08</text:p>
          </table:table-cell>
          <table:table-cell table:formula="of:=[.D65]+[.B66]" office:value-type="float" office:value="771409448" calcext:value-type="float">
            <text:p>771409448</text:p>
          </table:table-cell>
          <table:table-cell table:formula="of:=[.E65]+([.A65]+20)" office:value-type="float" office:value="3410" calcext:value-type="float">
            <text:p>3410</text:p>
          </table:table-cell>
          <table:table-cell table:formula="of:=[.F65]+1"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66]+1" office:value-type="float" office:value="66" calcext:value-type="float">
            <text:p>66</text:p>
          </table:table-cell>
          <table:table-cell table:formula="of:=INT([.B66]*[.C67])" office:value-type="float" office:value="68955333" calcext:value-type="float">
            <text:p>68955333</text:p>
          </table:table-cell>
          <table:table-cell office:value-type="float" office:value="1.08" calcext:value-type="float">
            <text:p>1.08</text:p>
          </table:table-cell>
          <table:table-cell table:formula="of:=[.D66]+[.B67]" office:value-type="float" office:value="840364781" calcext:value-type="float">
            <text:p>840364781</text:p>
          </table:table-cell>
          <table:table-cell table:formula="of:=[.E66]+([.A66]+20)" office:value-type="float" office:value="3495" calcext:value-type="float">
            <text:p>3495</text:p>
          </table:table-cell>
          <table:table-cell table:formula="of:=[.F66]+1"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67]+1" office:value-type="float" office:value="67" calcext:value-type="float">
            <text:p>67</text:p>
          </table:table-cell>
          <table:table-cell table:formula="of:=INT([.B67]*[.C68])" office:value-type="float" office:value="74471759" calcext:value-type="float">
            <text:p>74471759</text:p>
          </table:table-cell>
          <table:table-cell office:value-type="float" office:value="1.08" calcext:value-type="float">
            <text:p>1.08</text:p>
          </table:table-cell>
          <table:table-cell table:formula="of:=[.D67]+[.B68]" office:value-type="float" office:value="914836540" calcext:value-type="float">
            <text:p>914836540</text:p>
          </table:table-cell>
          <table:table-cell table:formula="of:=[.E67]+([.A67]+20)" office:value-type="float" office:value="3581" calcext:value-type="float">
            <text:p>3581</text:p>
          </table:table-cell>
          <table:table-cell table:formula="of:=[.F67]+1"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68]+1" office:value-type="float" office:value="68" calcext:value-type="float">
            <text:p>68</text:p>
          </table:table-cell>
          <table:table-cell table:formula="of:=INT([.B68]*[.C69])" office:value-type="float" office:value="80429499" calcext:value-type="float">
            <text:p>80429499</text:p>
          </table:table-cell>
          <table:table-cell office:value-type="float" office:value="1.08" calcext:value-type="float">
            <text:p>1.08</text:p>
          </table:table-cell>
          <table:table-cell table:formula="of:=[.D68]+[.B69]" office:value-type="float" office:value="995266039" calcext:value-type="float">
            <text:p>995266039</text:p>
          </table:table-cell>
          <table:table-cell table:formula="of:=[.E68]+([.A68]+20)" office:value-type="float" office:value="3668" calcext:value-type="float">
            <text:p>3668</text:p>
          </table:table-cell>
          <table:table-cell table:formula="of:=[.F68]+1"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69]+1" office:value-type="float" office:value="69" calcext:value-type="float">
            <text:p>69</text:p>
          </table:table-cell>
          <table:table-cell table:formula="of:=INT([.B69]*[.C70])" office:value-type="float" office:value="86863858" calcext:value-type="float">
            <text:p>86863858</text:p>
          </table:table-cell>
          <table:table-cell office:value-type="float" office:value="1.08" calcext:value-type="float">
            <text:p>1.08</text:p>
          </table:table-cell>
          <table:table-cell table:formula="of:=[.D69]+[.B70]" office:value-type="float" office:value="1082129897" calcext:value-type="float">
            <text:p>1082129897</text:p>
          </table:table-cell>
          <table:table-cell table:formula="of:=[.E69]+([.A69]+20)" office:value-type="float" office:value="3756" calcext:value-type="float">
            <text:p>3756</text:p>
          </table:table-cell>
          <table:table-cell table:formula="of:=[.F69]+1"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70]+1" office:value-type="float" office:value="70" calcext:value-type="float">
            <text:p>70</text:p>
          </table:table-cell>
          <table:table-cell table:formula="of:=INT([.B70]*[.C71])" office:value-type="float" office:value="93812966" calcext:value-type="float">
            <text:p>93812966</text:p>
          </table:table-cell>
          <table:table-cell office:value-type="float" office:value="1.08" calcext:value-type="float">
            <text:p>1.08</text:p>
          </table:table-cell>
          <table:table-cell table:formula="of:=[.D70]+[.B71]" office:value-type="float" office:value="1175942863" calcext:value-type="float">
            <text:p>1175942863</text:p>
          </table:table-cell>
          <table:table-cell table:formula="of:=[.E70]+([.A70]+20)" office:value-type="float" office:value="3845" calcext:value-type="float">
            <text:p>3845</text:p>
          </table:table-cell>
          <table:table-cell table:formula="of:=[.F70]+1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71]+1" office:value-type="float" office:value="71" calcext:value-type="float">
            <text:p>71</text:p>
          </table:table-cell>
          <table:table-cell table:formula="of:=INT([.B71]*[.C72])" office:value-type="float" office:value="100379873" calcext:value-type="float">
            <text:p>100379873</text:p>
          </table:table-cell>
          <table:table-cell office:value-type="float" office:value="1.07" calcext:value-type="float">
            <text:p>1.07</text:p>
          </table:table-cell>
          <table:table-cell table:formula="of:=[.D71]+[.B72]" office:value-type="float" office:value="1276322736" calcext:value-type="float">
            <text:p>1276322736</text:p>
          </table:table-cell>
          <table:table-cell table:formula="of:=[.E71]+([.A71]+20)" office:value-type="float" office:value="3935" calcext:value-type="float">
            <text:p>3935</text:p>
          </table:table-cell>
          <table:table-cell table:formula="of:=[.F71]+1"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72]+1" office:value-type="float" office:value="72" calcext:value-type="float">
            <text:p>72</text:p>
          </table:table-cell>
          <table:table-cell table:formula="of:=INT([.B72]*[.C73])" office:value-type="float" office:value="107406464" calcext:value-type="float">
            <text:p>107406464</text:p>
          </table:table-cell>
          <table:table-cell office:value-type="float" office:value="1.07" calcext:value-type="float">
            <text:p>1.07</text:p>
          </table:table-cell>
          <table:table-cell table:formula="of:=[.D72]+[.B73]" office:value-type="float" office:value="1383729200" calcext:value-type="float">
            <text:p>1383729200</text:p>
          </table:table-cell>
          <table:table-cell table:formula="of:=[.E72]+([.A72]+20)" office:value-type="float" office:value="4026" calcext:value-type="float">
            <text:p>4026</text:p>
          </table:table-cell>
          <table:table-cell table:formula="of:=[.F72]+1"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73]+1" office:value-type="float" office:value="73" calcext:value-type="float">
            <text:p>73</text:p>
          </table:table-cell>
          <table:table-cell table:formula="of:=INT([.B73]*[.C74])" office:value-type="float" office:value="114924916" calcext:value-type="float">
            <text:p>114924916</text:p>
          </table:table-cell>
          <table:table-cell office:value-type="float" office:value="1.07" calcext:value-type="float">
            <text:p>1.07</text:p>
          </table:table-cell>
          <table:table-cell table:formula="of:=[.D73]+[.B74]" office:value-type="float" office:value="1498654116" calcext:value-type="float">
            <text:p>1498654116</text:p>
          </table:table-cell>
          <table:table-cell table:formula="of:=[.E73]+([.A73]+20)" office:value-type="float" office:value="4118" calcext:value-type="float">
            <text:p>4118</text:p>
          </table:table-cell>
          <table:table-cell table:formula="of:=[.F73]+1"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74]+1" office:value-type="float" office:value="74" calcext:value-type="float">
            <text:p>74</text:p>
          </table:table-cell>
          <table:table-cell table:formula="of:=INT([.B74]*[.C75])" office:value-type="float" office:value="122969660" calcext:value-type="float">
            <text:p>122969660</text:p>
          </table:table-cell>
          <table:table-cell office:value-type="float" office:value="1.07" calcext:value-type="float">
            <text:p>1.07</text:p>
          </table:table-cell>
          <table:table-cell table:formula="of:=[.D74]+[.B75]" office:value-type="float" office:value="1621623776" calcext:value-type="float">
            <text:p>1621623776</text:p>
          </table:table-cell>
          <table:table-cell table:formula="of:=[.E74]+([.A74]+20)" office:value-type="float" office:value="4211" calcext:value-type="float">
            <text:p>4211</text:p>
          </table:table-cell>
          <table:table-cell table:formula="of:=[.F74]+1"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75]+1" office:value-type="float" office:value="75" calcext:value-type="float">
            <text:p>75</text:p>
          </table:table-cell>
          <table:table-cell table:formula="of:=INT([.B75]*[.C76])" office:value-type="float" office:value="131577536" calcext:value-type="float">
            <text:p>131577536</text:p>
          </table:table-cell>
          <table:table-cell office:value-type="float" office:value="1.07" calcext:value-type="float">
            <text:p>1.07</text:p>
          </table:table-cell>
          <table:table-cell table:formula="of:=[.D75]+[.B76]" office:value-type="float" office:value="1753201312" calcext:value-type="float">
            <text:p>1753201312</text:p>
          </table:table-cell>
          <table:table-cell table:formula="of:=[.E75]+([.A75]+20)" office:value-type="float" office:value="4305" calcext:value-type="float">
            <text:p>4305</text:p>
          </table:table-cell>
          <table:table-cell table:formula="of:=[.F75]+1"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76]+1" office:value-type="float" office:value="76" calcext:value-type="float">
            <text:p>76</text:p>
          </table:table-cell>
          <table:table-cell table:formula="of:=INT([.B76]*[.C77])" office:value-type="float" office:value="140787963" calcext:value-type="float">
            <text:p>140787963</text:p>
          </table:table-cell>
          <table:table-cell office:value-type="float" office:value="1.07" calcext:value-type="float">
            <text:p>1.07</text:p>
          </table:table-cell>
          <table:table-cell table:formula="of:=[.D76]+[.B77]" office:value-type="float" office:value="1893989275" calcext:value-type="float">
            <text:p>1893989275</text:p>
          </table:table-cell>
          <table:table-cell table:formula="of:=[.E76]+([.A76]+20)" office:value-type="float" office:value="4400" calcext:value-type="float">
            <text:p>4400</text:p>
          </table:table-cell>
          <table:table-cell table:formula="of:=[.F76]+1"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77]+1" office:value-type="float" office:value="77" calcext:value-type="float">
            <text:p>77</text:p>
          </table:table-cell>
          <table:table-cell table:formula="of:=INT([.B77]*[.C78])" office:value-type="float" office:value="150643120" calcext:value-type="float">
            <text:p>150643120</text:p>
          </table:table-cell>
          <table:table-cell office:value-type="float" office:value="1.07" calcext:value-type="float">
            <text:p>1.07</text:p>
          </table:table-cell>
          <table:table-cell table:formula="of:=[.D77]+[.B78]" office:value-type="float" office:value="2044632395" calcext:value-type="float">
            <text:p>2044632395</text:p>
          </table:table-cell>
          <table:table-cell table:formula="of:=[.E77]+([.A77]+20)" office:value-type="float" office:value="4496" calcext:value-type="float">
            <text:p>4496</text:p>
          </table:table-cell>
          <table:table-cell table:formula="of:=[.F77]+1" office:value-type="float" office:value="77" calcext:value-type="float">
            <text:p>77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78]+1" office:value-type="float" office:value="78" calcext:value-type="float">
            <text:p>78</text:p>
          </table:table-cell>
          <table:table-cell table:formula="of:=INT([.B78]*[.C79])" office:value-type="float" office:value="161188138" calcext:value-type="float">
            <text:p>161188138</text:p>
          </table:table-cell>
          <table:table-cell office:value-type="float" office:value="1.07" calcext:value-type="float">
            <text:p>1.07</text:p>
          </table:table-cell>
          <table:table-cell table:formula="of:=[.D78]+[.B79]" office:value-type="float" office:value="2205820533" calcext:value-type="float">
            <text:p>2205820533</text:p>
          </table:table-cell>
          <table:table-cell table:formula="of:=[.E78]+([.A78]+20)" office:value-type="float" office:value="4593" calcext:value-type="float">
            <text:p>4593</text:p>
          </table:table-cell>
          <table:table-cell table:formula="of:=[.F78]+1" office:value-type="float" office:value="78" calcext:value-type="float">
            <text:p>7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79]+1" office:value-type="float" office:value="79" calcext:value-type="float">
            <text:p>79</text:p>
          </table:table-cell>
          <table:table-cell table:formula="of:=INT([.B79]*[.C80])" office:value-type="float" office:value="172471307" calcext:value-type="float">
            <text:p>172471307</text:p>
          </table:table-cell>
          <table:table-cell office:value-type="float" office:value="1.07" calcext:value-type="float">
            <text:p>1.07</text:p>
          </table:table-cell>
          <table:table-cell table:formula="of:=[.D79]+[.B80]" office:value-type="float" office:value="2378291840" calcext:value-type="float">
            <text:p>2378291840</text:p>
          </table:table-cell>
          <table:table-cell table:formula="of:=[.E79]+([.A79]+20)" office:value-type="float" office:value="4691" calcext:value-type="float">
            <text:p>4691</text:p>
          </table:table-cell>
          <table:table-cell table:formula="of:=[.F79]+1"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80]+1" office:value-type="float" office:value="80" calcext:value-type="float">
            <text:p>80</text:p>
          </table:table-cell>
          <table:table-cell table:formula="of:=INT([.B80]*[.C81])" office:value-type="float" office:value="184544298" calcext:value-type="float">
            <text:p>184544298</text:p>
          </table:table-cell>
          <table:table-cell office:value-type="float" office:value="1.07" calcext:value-type="float">
            <text:p>1.07</text:p>
          </table:table-cell>
          <table:table-cell table:formula="of:=[.D80]+[.B81]" office:value-type="float" office:value="2562836138" calcext:value-type="float">
            <text:p>2562836138</text:p>
          </table:table-cell>
          <table:table-cell table:formula="of:=[.E80]+([.A80]+20)" office:value-type="float" office:value="4790" calcext:value-type="float">
            <text:p>4790</text:p>
          </table:table-cell>
          <table:table-cell table:formula="of:=[.F80]+1"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81]+1" office:value-type="float" office:value="81" calcext:value-type="float">
            <text:p>81</text:p>
          </table:table-cell>
          <table:table-cell table:formula="of:=INT([.B81]*[.C82])" office:value-type="float" office:value="195616955" calcext:value-type="float">
            <text:p>195616955</text:p>
          </table:table-cell>
          <table:table-cell office:value-type="float" office:value="1.06" calcext:value-type="float">
            <text:p>1.06</text:p>
          </table:table-cell>
          <table:table-cell table:formula="of:=[.D81]+[.B82]" office:value-type="float" office:value="2758453093" calcext:value-type="float">
            <text:p>2758453093</text:p>
          </table:table-cell>
          <table:table-cell table:formula="of:=[.E81]+([.A81]+20)" office:value-type="float" office:value="4890" calcext:value-type="float">
            <text:p>4890</text:p>
          </table:table-cell>
          <table:table-cell table:formula="of:=[.F81]+1"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82]+1" office:value-type="float" office:value="82" calcext:value-type="float">
            <text:p>82</text:p>
          </table:table-cell>
          <table:table-cell table:formula="of:=INT([.B82]*[.C83])" office:value-type="float" office:value="207353972" calcext:value-type="float">
            <text:p>207353972</text:p>
          </table:table-cell>
          <table:table-cell office:value-type="float" office:value="1.06" calcext:value-type="float">
            <text:p>1.06</text:p>
          </table:table-cell>
          <table:table-cell table:formula="of:=[.D82]+[.B83]" office:value-type="float" office:value="2965807065" calcext:value-type="float">
            <text:p>2965807065</text:p>
          </table:table-cell>
          <table:table-cell table:formula="of:=[.E82]+([.A82]+20)" office:value-type="float" office:value="4991" calcext:value-type="float">
            <text:p>4991</text:p>
          </table:table-cell>
          <table:table-cell table:formula="of:=[.F82]+1" office:value-type="float" office:value="82" calcext:value-type="float">
            <text:p>8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83]+1" office:value-type="float" office:value="83" calcext:value-type="float">
            <text:p>83</text:p>
          </table:table-cell>
          <table:table-cell table:formula="of:=INT([.B83]*[.C84])" office:value-type="float" office:value="219795210" calcext:value-type="float">
            <text:p>219795210</text:p>
          </table:table-cell>
          <table:table-cell office:value-type="float" office:value="1.06" calcext:value-type="float">
            <text:p>1.06</text:p>
          </table:table-cell>
          <table:table-cell table:formula="of:=[.D83]+[.B84]" office:value-type="float" office:value="3185602275" calcext:value-type="float">
            <text:p>3185602275</text:p>
          </table:table-cell>
          <table:table-cell table:formula="of:=[.E83]+([.A83]+20)" office:value-type="float" office:value="5093" calcext:value-type="float">
            <text:p>5093</text:p>
          </table:table-cell>
          <table:table-cell table:formula="of:=[.F83]+1" office:value-type="float" office:value="83" calcext:value-type="float">
            <text:p>83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84]+1" office:value-type="float" office:value="84" calcext:value-type="float">
            <text:p>84</text:p>
          </table:table-cell>
          <table:table-cell table:formula="of:=INT([.B84]*[.C85])" office:value-type="float" office:value="232982922" calcext:value-type="float">
            <text:p>232982922</text:p>
          </table:table-cell>
          <table:table-cell office:value-type="float" office:value="1.06" calcext:value-type="float">
            <text:p>1.06</text:p>
          </table:table-cell>
          <table:table-cell table:formula="of:=[.D84]+[.B85]" office:value-type="float" office:value="3418585197" calcext:value-type="float">
            <text:p>3418585197</text:p>
          </table:table-cell>
          <table:table-cell table:formula="of:=[.E84]+([.A84]+20)" office:value-type="float" office:value="5196" calcext:value-type="float">
            <text:p>5196</text:p>
          </table:table-cell>
          <table:table-cell table:formula="of:=[.F84]+1" office:value-type="float" office:value="84" calcext:value-type="float">
            <text:p>8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85]+1" office:value-type="float" office:value="85" calcext:value-type="float">
            <text:p>85</text:p>
          </table:table-cell>
          <table:table-cell table:formula="of:=INT([.B85]*[.C86])" office:value-type="float" office:value="246961897" calcext:value-type="float">
            <text:p>246961897</text:p>
          </table:table-cell>
          <table:table-cell office:value-type="float" office:value="1.06" calcext:value-type="float">
            <text:p>1.06</text:p>
          </table:table-cell>
          <table:table-cell table:formula="of:=[.D85]+[.B86]" office:value-type="float" office:value="3665547094" calcext:value-type="float">
            <text:p>3665547094</text:p>
          </table:table-cell>
          <table:table-cell table:formula="of:=[.E85]+([.A85]+20)" office:value-type="float" office:value="5300" calcext:value-type="float">
            <text:p>5300</text:p>
          </table:table-cell>
          <table:table-cell table:formula="of:=[.F85]+1"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86]+1" office:value-type="float" office:value="86" calcext:value-type="float">
            <text:p>86</text:p>
          </table:table-cell>
          <table:table-cell table:formula="of:=INT([.B86]*[.C87])" office:value-type="float" office:value="261779610" calcext:value-type="float">
            <text:p>261779610</text:p>
          </table:table-cell>
          <table:table-cell office:value-type="float" office:value="1.06" calcext:value-type="float">
            <text:p>1.06</text:p>
          </table:table-cell>
          <table:table-cell table:formula="of:=[.D86]+[.B87]" office:value-type="float" office:value="3927326704" calcext:value-type="float">
            <text:p>3927326704</text:p>
          </table:table-cell>
          <table:table-cell table:formula="of:=[.E86]+([.A86]+20)" office:value-type="float" office:value="5405" calcext:value-type="float">
            <text:p>5405</text:p>
          </table:table-cell>
          <table:table-cell table:formula="of:=[.F86]+1" office:value-type="float" office:value="86" calcext:value-type="float">
            <text:p>8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87]+1" office:value-type="float" office:value="87" calcext:value-type="float">
            <text:p>87</text:p>
          </table:table-cell>
          <table:table-cell table:formula="of:=INT([.B87]*[.C88])" office:value-type="float" office:value="277486386" calcext:value-type="float">
            <text:p>277486386</text:p>
          </table:table-cell>
          <table:table-cell office:value-type="float" office:value="1.06" calcext:value-type="float">
            <text:p>1.06</text:p>
          </table:table-cell>
          <table:table-cell table:formula="of:=[.D87]+[.B88]" office:value-type="float" office:value="4204813090" calcext:value-type="float">
            <text:p>4204813090</text:p>
          </table:table-cell>
          <table:table-cell table:formula="of:=[.E87]+([.A87]+20)" office:value-type="float" office:value="5511" calcext:value-type="float">
            <text:p>5511</text:p>
          </table:table-cell>
          <table:table-cell table:formula="of:=[.F87]+1" office:value-type="float" office:value="87" calcext:value-type="float">
            <text:p>87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88]+1" office:value-type="float" office:value="88" calcext:value-type="float">
            <text:p>88</text:p>
          </table:table-cell>
          <table:table-cell table:formula="of:=INT([.B88]*[.C89])" office:value-type="float" office:value="294135569" calcext:value-type="float">
            <text:p>294135569</text:p>
          </table:table-cell>
          <table:table-cell office:value-type="float" office:value="1.06" calcext:value-type="float">
            <text:p>1.06</text:p>
          </table:table-cell>
          <table:table-cell table:formula="of:=[.D88]+[.B89]" office:value-type="float" office:value="4498948659" calcext:value-type="float">
            <text:p>4498948659</text:p>
          </table:table-cell>
          <table:table-cell table:formula="of:=[.E88]+([.A88]+20)" office:value-type="float" office:value="5618" calcext:value-type="float">
            <text:p>5618</text:p>
          </table:table-cell>
          <table:table-cell table:formula="of:=[.F88]+1"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89]+1" office:value-type="float" office:value="89" calcext:value-type="float">
            <text:p>89</text:p>
          </table:table-cell>
          <table:table-cell table:formula="of:=INT([.B89]*[.C90])" office:value-type="float" office:value="311783703" calcext:value-type="float">
            <text:p>311783703</text:p>
          </table:table-cell>
          <table:table-cell office:value-type="float" office:value="1.06" calcext:value-type="float">
            <text:p>1.06</text:p>
          </table:table-cell>
          <table:table-cell table:formula="of:=[.D89]+[.B90]" office:value-type="float" office:value="4810732362" calcext:value-type="float">
            <text:p>4810732362</text:p>
          </table:table-cell>
          <table:table-cell table:formula="of:=[.E89]+([.A89]+20)" office:value-type="float" office:value="5726" calcext:value-type="float">
            <text:p>5726</text:p>
          </table:table-cell>
          <table:table-cell table:formula="of:=[.F89]+1" office:value-type="float" office:value="89" calcext:value-type="float">
            <text:p>89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90]+1" office:value-type="float" office:value="90" calcext:value-type="float">
            <text:p>90</text:p>
          </table:table-cell>
          <table:table-cell table:formula="of:=INT([.B90]*[.C91])" office:value-type="float" office:value="330490725" calcext:value-type="float">
            <text:p>330490725</text:p>
          </table:table-cell>
          <table:table-cell office:value-type="float" office:value="1.06" calcext:value-type="float">
            <text:p>1.06</text:p>
          </table:table-cell>
          <table:table-cell table:formula="of:=[.D90]+[.B91]" office:value-type="float" office:value="5141223087" calcext:value-type="float">
            <text:p>5141223087</text:p>
          </table:table-cell>
          <table:table-cell table:formula="of:=[.E90]+([.A90]+20)" office:value-type="float" office:value="5835" calcext:value-type="float">
            <text:p>5835</text:p>
          </table:table-cell>
          <table:table-cell table:formula="of:=[.F90]+1"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91]+1" office:value-type="float" office:value="91" calcext:value-type="float">
            <text:p>91</text:p>
          </table:table-cell>
          <table:table-cell table:formula="of:=INT([.B91]*[.C92])" office:value-type="float" office:value="347015261" calcext:value-type="float">
            <text:p>347015261</text:p>
          </table:table-cell>
          <table:table-cell office:value-type="float" office:value="1.05" calcext:value-type="float">
            <text:p>1.05</text:p>
          </table:table-cell>
          <table:table-cell table:formula="of:=[.D91]+[.B92]" office:value-type="float" office:value="5488238348" calcext:value-type="float">
            <text:p>5488238348</text:p>
          </table:table-cell>
          <table:table-cell table:formula="of:=[.E91]+([.A91]+20)" office:value-type="float" office:value="5945" calcext:value-type="float">
            <text:p>5945</text:p>
          </table:table-cell>
          <table:table-cell table:formula="of:=[.F91]+1" office:value-type="float" office:value="91" calcext:value-type="float">
            <text:p>91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92]+1" office:value-type="float" office:value="92" calcext:value-type="float">
            <text:p>92</text:p>
          </table:table-cell>
          <table:table-cell table:formula="of:=INT([.B92]*[.C93])" office:value-type="float" office:value="364366024" calcext:value-type="float">
            <text:p>364366024</text:p>
          </table:table-cell>
          <table:table-cell office:value-type="float" office:value="1.05" calcext:value-type="float">
            <text:p>1.05</text:p>
          </table:table-cell>
          <table:table-cell table:formula="of:=[.D92]+[.B93]" office:value-type="float" office:value="5852604372" calcext:value-type="float">
            <text:p>5852604372</text:p>
          </table:table-cell>
          <table:table-cell table:formula="of:=[.E92]+([.A92]+20)" office:value-type="float" office:value="6056" calcext:value-type="float">
            <text:p>6056</text:p>
          </table:table-cell>
          <table:table-cell table:formula="of:=[.F92]+1" office:value-type="float" office:value="92" calcext:value-type="float">
            <text:p>9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93]+1" office:value-type="float" office:value="93" calcext:value-type="float">
            <text:p>93</text:p>
          </table:table-cell>
          <table:table-cell table:formula="of:=INT([.B93]*[.C94])" office:value-type="float" office:value="382584325" calcext:value-type="float">
            <text:p>382584325</text:p>
          </table:table-cell>
          <table:table-cell office:value-type="float" office:value="1.05" calcext:value-type="float">
            <text:p>1.05</text:p>
          </table:table-cell>
          <table:table-cell table:formula="of:=[.D93]+[.B94]" office:value-type="float" office:value="6235188697" calcext:value-type="float">
            <text:p>6235188697</text:p>
          </table:table-cell>
          <table:table-cell table:formula="of:=[.E93]+([.A93]+20)" office:value-type="float" office:value="6168" calcext:value-type="float">
            <text:p>6168</text:p>
          </table:table-cell>
          <table:table-cell table:formula="of:=[.F93]+1" office:value-type="float" office:value="93" calcext:value-type="float">
            <text:p>93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94]+1" office:value-type="float" office:value="94" calcext:value-type="float">
            <text:p>94</text:p>
          </table:table-cell>
          <table:table-cell table:formula="of:=INT([.B94]*[.C95])" office:value-type="float" office:value="401713541" calcext:value-type="float">
            <text:p>401713541</text:p>
          </table:table-cell>
          <table:table-cell office:value-type="float" office:value="1.05" calcext:value-type="float">
            <text:p>1.05</text:p>
          </table:table-cell>
          <table:table-cell table:formula="of:=[.D94]+[.B95]" office:value-type="float" office:value="6636902238" calcext:value-type="float">
            <text:p>6636902238</text:p>
          </table:table-cell>
          <table:table-cell table:formula="of:=[.E94]+([.A94]+20)" office:value-type="float" office:value="6281" calcext:value-type="float">
            <text:p>6281</text:p>
          </table:table-cell>
          <table:table-cell table:formula="of:=[.F94]+1" office:value-type="float" office:value="94" calcext:value-type="float">
            <text:p>9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95]+1" office:value-type="float" office:value="95" calcext:value-type="float">
            <text:p>95</text:p>
          </table:table-cell>
          <table:table-cell table:formula="of:=INT([.B95]*[.C96])" office:value-type="float" office:value="421799218" calcext:value-type="float">
            <text:p>421799218</text:p>
          </table:table-cell>
          <table:table-cell office:value-type="float" office:value="1.05" calcext:value-type="float">
            <text:p>1.05</text:p>
          </table:table-cell>
          <table:table-cell table:formula="of:=[.D95]+[.B96]" office:value-type="float" office:value="7058701456" calcext:value-type="float">
            <text:p>7058701456</text:p>
          </table:table-cell>
          <table:table-cell table:formula="of:=[.E95]+([.A95]+20)" office:value-type="float" office:value="6395" calcext:value-type="float">
            <text:p>6395</text:p>
          </table:table-cell>
          <table:table-cell table:formula="of:=[.F95]+1" office:value-type="float" office:value="95" calcext:value-type="float">
            <text:p>9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96]+1" office:value-type="float" office:value="96" calcext:value-type="float">
            <text:p>96</text:p>
          </table:table-cell>
          <table:table-cell table:formula="of:=INT([.B96]*[.C97])" office:value-type="float" office:value="442889178" calcext:value-type="float">
            <text:p>442889178</text:p>
          </table:table-cell>
          <table:table-cell office:value-type="float" office:value="1.05" calcext:value-type="float">
            <text:p>1.05</text:p>
          </table:table-cell>
          <table:table-cell table:formula="of:=[.D96]+[.B97]" office:value-type="float" office:value="7501590634" calcext:value-type="float">
            <text:p>7501590634</text:p>
          </table:table-cell>
          <table:table-cell table:formula="of:=[.E96]+([.A96]+20)" office:value-type="float" office:value="6510" calcext:value-type="float">
            <text:p>6510</text:p>
          </table:table-cell>
          <table:table-cell table:formula="of:=[.F96]+1" office:value-type="float" office:value="96" calcext:value-type="float">
            <text:p>9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97]+1" office:value-type="float" office:value="97" calcext:value-type="float">
            <text:p>97</text:p>
          </table:table-cell>
          <table:table-cell table:formula="of:=INT([.B97]*[.C98])" office:value-type="float" office:value="465033636" calcext:value-type="float">
            <text:p>465033636</text:p>
          </table:table-cell>
          <table:table-cell office:value-type="float" office:value="1.05" calcext:value-type="float">
            <text:p>1.05</text:p>
          </table:table-cell>
          <table:table-cell table:formula="of:=[.D97]+[.B98]" office:value-type="float" office:value="7966624270" calcext:value-type="float">
            <text:p>7966624270</text:p>
          </table:table-cell>
          <table:table-cell table:formula="of:=[.E97]+([.A97]+20)" office:value-type="float" office:value="6626" calcext:value-type="float">
            <text:p>6626</text:p>
          </table:table-cell>
          <table:table-cell table:formula="of:=[.F97]+1"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98]+1" office:value-type="float" office:value="98" calcext:value-type="float">
            <text:p>98</text:p>
          </table:table-cell>
          <table:table-cell table:formula="of:=INT([.B98]*[.C99])" office:value-type="float" office:value="488285317" calcext:value-type="float">
            <text:p>488285317</text:p>
          </table:table-cell>
          <table:table-cell office:value-type="float" office:value="1.05" calcext:value-type="float">
            <text:p>1.05</text:p>
          </table:table-cell>
          <table:table-cell table:formula="of:=[.D98]+[.B99]" office:value-type="float" office:value="8454909587" calcext:value-type="float">
            <text:p>8454909587</text:p>
          </table:table-cell>
          <table:table-cell table:formula="of:=[.E98]+([.A98]+20)" office:value-type="float" office:value="6743" calcext:value-type="float">
            <text:p>6743</text:p>
          </table:table-cell>
          <table:table-cell table:formula="of:=[.F98]+1" office:value-type="float" office:value="98" calcext:value-type="float">
            <text:p>9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99]+1" office:value-type="float" office:value="99" calcext:value-type="float">
            <text:p>99</text:p>
          </table:table-cell>
          <table:table-cell table:formula="of:=INT([.B99]*[.C100])" office:value-type="float" office:value="512699582" calcext:value-type="float">
            <text:p>512699582</text:p>
          </table:table-cell>
          <table:table-cell office:value-type="float" office:value="1.05" calcext:value-type="float">
            <text:p>1.05</text:p>
          </table:table-cell>
          <table:table-cell table:formula="of:=[.D99]+[.B100]" office:value-type="float" office:value="8967609169" calcext:value-type="float">
            <text:p>8967609169</text:p>
          </table:table-cell>
          <table:table-cell table:formula="of:=[.E99]+([.A99]+20)" office:value-type="float" office:value="6861" calcext:value-type="float">
            <text:p>6861</text:p>
          </table:table-cell>
          <table:table-cell table:formula="of:=[.F99]+1"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formula="of:=[.A100]+1" office:value-type="float" office:value="100" calcext:value-type="float">
            <text:p>100</text:p>
          </table:table-cell>
          <table:table-cell table:formula="of:=INT([.B100]*[.C101])" office:value-type="float" office:value="538334561" calcext:value-type="float">
            <text:p>538334561</text:p>
          </table:table-cell>
          <table:table-cell office:value-type="float" office:value="1.05" calcext:value-type="float">
            <text:p>1.05</text:p>
          </table:table-cell>
          <table:table-cell table:formula="of:=[.D100]+[.B101]" office:value-type="float" office:value="9505943730" calcext:value-type="float">
            <text:p>9505943730</text:p>
          </table:table-cell>
          <table:table-cell table:formula="of:=[.E100]+([.A100]+20)" office:value-type="float" office:value="6980" calcext:value-type="float">
            <text:p>6980</text:p>
          </table:table-cell>
          <table:table-cell table:formula="of:=[.F100]+1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00/00/0000</text:date>, <text:time style:data-style-name="N2" text:time-value="13:11:40.5391374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creation-date>2006-02-21T23:15:10</meta:creation-date>
    <dc:date>2015-04-12T13:20:14.128542120</dc:date>
    <dc:language>en-US</dc:language>
    <meta:editing-cycles>22</meta:editing-cycles>
    <meta:editing-duration>PT2H7M56S</meta:editing-duration>
    <meta:document-statistic meta:table-count="1" meta:cell-count="707" meta:object-count="0"/>
    <meta:user-defined meta:name="Info 1"/>
    <meta:user-defined meta:name="Info 2"/>
    <meta:user-defined meta:name="Info 3"/>
    <meta:user-defined meta:name="Info 4"/>
  </office:meta>
</office:document-meta>
</file>